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x-10" style:family="text">
      <style:text-properties fo:font-weight="bold"/>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cmr-17" style:family="text">
      <style:text-properties fo:font-size="17.0pt"/>
    </style:style>
    <style:style style:name="cmr-12" style:family="text">
      <style:text-properties fo:font-size="12.0pt"/>
    </style:style>
    <style:style style:name="cmr-8" style:family="text">
      <style:text-properties fo:font-size="8.0pt"/>
    </style:style>
    <style:style style:name="cmti-1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r-17">Demonstration</text:span></text:p>
      <text:p text:style-name="author"><text:span text:style-name="cmr-12">Andrew Cashner</text:span></text:p>
      <text:p text:style-name="date"><text:span text:style-name="cmr-12">August 17, 2016</text:span></text:p>
      <!--end maketitle
-->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4htlink href="#x1-20001" name="QQ2-1-2"/>Introduction</text:p>
          <text:p text:style-name="P2"><text:span text:style-name="toc-mark">1.1 </text:span><t4htlink href="#x1-30001.1" name="QQ2-1-3"/>Environments</text:p>
        </text:index-body>
      </text:table-of-content>
      <!--start of section*
-->
      <text:h text:style-name="Heading-2" text:outline-level="2"><text:reference-mark text:name="x1-1000"> </text:reference-mark></text:h>
      <text:table-of-content text:name="toc" text:style-name="Sect1" text:protected="true">
        <text:table-of-content-source text:outline-level="6">
          <text:index-title-template text:style-name="Contents-Heading">List of Table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List of Tables</text:p>
          </text:index-title>
          <text:p><text:span text:style-name="toc-mark">1<text:s/><text:span text:style-name="reference-ref"><text:reference-ref text:ref-name="x1-30011" text:reference-format="text"> </text:reference-ref></text:span>Environments</text:span></text:p>
        </text:index-body>
      </text:table-of-content>
      <!--l. 17
-->
      <text:p text:style-name="Text-body">
   </text:p>
      <!--start of section
-->
      <text:h text:style-name="Heading-2" text:outline-level="2"><text:span text:style-name="section">1    </text:span><t4htlink href="#QQ2-1-2" name="x1-20001"/>Introduction</text:h>
      <!--l. 19
-->
      <text:p text:style-name="Text-body">This is a sample document created with the L<text:span text:style-name="LATEX">A</text:span>T<text:span text:style-name="TEX">E</text:span>X document-processing system. It is
good to start each sentence starts on a new line for more convenient editing and tracking
changes.<text:reference-mark text:name="x1-2001f1"> </text:reference-mark><text:note text:note-class="footnote" text:id="fn1x0"><text:note-citation>1</text:note-citation><text:note-body> <text:p text:style-name="Footnote">This is optional but recommended, just like putting footnotes on a separate
line.</text:p></text:note-body></text:note>
</text:p>
      <!--l. 23
-->
      <text:p text:style-name="First-line-indent">   A blank line starts a new paragraph. There are various commands to mark up
different types of text for <text:span text:style-name="Emphasis"><text:span text:style-name="cmti-10">emphasis</text:span></text:span>, <text:span text:style-name="textbf"><text:span text:style-name="cmbx-10">bold</text:span></text:span>, and “quotations.”
</text:p>
      <!--l. 27
-->
      <text:p text:style-name="First-line-indent">   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l. 27
-->
      <text:p text:style-name="First-line-indent">   Nam dui ligula, fringilla a, euismod sodales, sollicitudin vel, wisi. Morbi auctor
lorem non justo. Nam lacus libero, pretium at, lobortis vitae, ultricies et,
tellus. Donec aliquet, tortor sed accumsan bibendum, erat ligula aliquet
magna, vitae ornare odio metus a mi. Morbi ac orci et nisl hendrerit mollis.
Suspendisse ut massa. Cras nec ante. Pellentesque a nulla. Cum sociis natoque
penatibus et magnis dis parturient montes, nascetur ridiculus mus. Aliquam
tincidunt urna. Nulla ullamcorper vestibulum turpis. Pellentesque cursus luctus
mauris.
</text:p>
      <!--l. 27
-->
      <text:p text:style-name="First-line-indent">   Nulla malesuada porttitor diam. Donec felis erat, congue non, volutpat at,
tincidunt tristique, libero. Vivamus viverra fermentum felis. Donec nonummy
pellentesque ante. Phasellus adipiscing semper elit. Proin fermentum massa ac quam.
Sed diam turpis, molestie vitae, placerat a, molestie nec, leo. Maecenas lacinia. Nam
ipsum ligula, eleifend at, accumsan nec, suscipit a, ipsum. Morbi blandit ligula
feugiat magna. Nunc eleifend consequat lorem. Sed lacinia nulla vitae enim.
Pellentesque tincidunt purus vel magna. Integer non enim. Praesent euismod nunc
eu purus. Donec bibendum quam in tellus. Nullam cursus pulvinar lectus.
Donec et mi. Nam vulputate metus eu enim. Vestibulum pellentesque felis eu
massa.
</text:p>
      <!--l. 27
-->
      <text:p text:style-name="First-line-indent">   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l. 27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Nulla facilisi. Sed a turpis eu lacus commodo
facilisis. Morbi fringilla, wisi in dignissim interdum, justo lectus sagittis
dui, et vehicula libero dui cursus dui. Mauris tempor ligula sed lacus. Duis
cursus enim ut augue. Cras ac magna. Cras nulla. Nulla egestas. Curabitur a
leo. Quisque egestas wisi eget nunc. Nam feugiat lacus vel est. Curabitur
consectetuer.
</text:p>
      <!--l. 27
-->
      <text:p text:style-name="First-line-indent">   Suspendisse vel felis. Ut lorem lorem, interdum eu, tincidunt sit amet, laoreet
vitae, arcu. Aenean faucibus pede eu ante. Praesent enim elit, rutrum at, molestie
non, nonummy vel, nisl. Ut lectus eros, malesuada sit amet, fermentum eu,
sodales cursus, magna. Donec eu purus. Quisque vehicula, urna sed ultricies
auctor, pede lorem egestas dui, et convallis elit erat sed nulla. Donec luctus.
Curabitur et nunc. Aliquam dolor odio, commodo pretium, ultricies non, pharetra
in, velit. Integer arcu est, nonummy in, fermentum faucibus, egestas vel,
odio.
</text:p>
      <!--l. 27
-->
      <text:p text:style-name="First-line-indent">   Sed commodo posuere pede. Mauris ut est. Ut quis purus. Sed ac odio. Sed

vehicula hendrerit sem. Duis non odio. Morbi ut dui. Sed accumsan risus eget odio.
In hac habitasse platea dictumst. Pellentesque non elit. Fusce sed justo eu urna
porta tincidunt. Mauris felis odio, sollicitudin sed, volutpat a, ornare ac,
erat. Morbi quis dolor. Donec pellentesque, erat ac sagittis semper, nunc dui
lobortis purus, quis congue purus metus ultricies tellus. Proin et quam. Class
aptent taciti sociosqu ad litora torquent per conubia nostra, per inceptos
hymenaeos. Praesent sapien turpis, fermentum vel, eleifend faucibus, vehicula eu,
lacus.
</text:p>
      <!--l. 28
-->
      <text:p text:style-name="Text-body">
   </text:p>
      <!--start of subsection
-->
      <text:h text:style-name="Heading-3" text:outline-level="3"><text:span text:style-name="subsection">1.1    </text:span><t4htlink href="#QQ2-1-3" name="x1-30001.1"/>Environments</text:h>
      <!--l. 30
-->
      <text:p text:style-name="Text-body">To create a table, use an environment. Table<text:s/>1<!--tex4ht:ref: environments 
--><text:span text:style-name="reference-ref"><text:reference-ref text:ref-name="x1-30011" text:reference-format="text"> </text:reference-ref></text:span> is an example, and this sentence is an
example of a cross-reference.
</text:p>
      <!--l. 34
-->
      <text:p text:style-name="First-line-indent">   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l. 34
-->
      <text:p text:style-name="First-line-indent">   Nam dui ligula, fringilla a, euismod sodales, sollicitudin vel, wisi. Morbi auctor
lorem non justo. Nam lacus libero, pretium at, lobortis vitae, ultricies et,
tellus. Donec aliquet, tortor sed accumsan bibendum, erat ligula aliquet
magna, vitae ornare odio metus a mi. Morbi ac orci et nisl hendrerit mollis.
Suspendisse ut massa. Cras nec ante. Pellentesque a nulla. Cum sociis natoque
penatibus et magnis dis parturient montes, nascetur ridiculus mus. Aliquam
tincidunt urna. Nulla ullamcorper vestibulum turpis. Pellentesque cursus luctus
mauris.
</text:p>
      <!--l. 34
-->
      <text:p text:style-name="First-line-indent">   Nulla malesuada porttitor diam. Donec felis erat, congue non, volutpat at,
tincidunt tristique, libero. Vivamus viverra fermentum felis. Donec nonummy
pellentesque ante. Phasellus adipiscing semper elit. Proin fermentum massa ac quam.
Sed diam turpis, molestie vitae, placerat a, molestie nec, leo. Maecenas lacinia. Nam
ipsum ligula, eleifend at, accumsan nec, suscipit a, ipsum. Morbi blandit ligula
feugiat magna. Nunc eleifend consequat lorem. Sed lacinia nulla vitae enim.
Pellentesque tincidunt purus vel magna. Integer non enim. Praesent euismod nunc
eu purus. Donec bibendum quam in tellus. Nullam cursus pulvinar lectus.
Donec et mi. Nam vulputate metus eu enim. Vestibulum pellentesque felis eu
massa.
</text:p>
      <!--l. 34
-->
      <text:p text:style-name="First-line-indent">   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l. 34
-->
      <text:p text:style-name="First-line-indent">   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Nulla facilisi. Sed a turpis eu lacus commodo
facilisis. Morbi fringilla, wisi in dignissim interdum, justo lectus sagittis
dui, et vehicula libero dui cursus dui. Mauris tempor ligula sed lacus. Duis
cursus enim ut augue. Cras ac magna. Cras nulla. Nulla egestas. Curabitur a
leo. Quisque egestas wisi eget nunc. Nam feugiat lacus vel est. Curabitur
consectetuer.
</text:p>
      <!--l. 34
-->
      <text:p text:style-name="First-line-indent">   Suspendisse vel felis. Ut lorem lorem, interdum eu, tincidunt sit amet, laoreet
vitae, arcu. Aenean faucibus pede eu ante. Praesent enim elit, rutrum at, molestie
non, nonummy vel, nisl. Ut lectus eros, malesuada sit amet, fermentum eu,
sodales cursus, magna. Donec eu purus. Quisque vehicula, urna sed ultricies
auctor, pede lorem egestas dui, et convallis elit erat sed nulla. Donec luctus.
Curabitur et nunc. Aliquam dolor odio, commodo pretium, ultricies non, pharetra
in, velit. Integer arcu est, nonummy in, fermentum faucibus, egestas vel,
odio.
</text:p>
      <!--l. 34
-->
      <text:p text:style-name="First-line-indent">   Sed commodo posuere pede. Mauris ut est. Ut quis purus. Sed ac odio. Sed
vehicula hendrerit sem. Duis non odio. Morbi ut dui. Sed accumsan risus eget odio.
In hac habitasse platea dictumst. Pellentesque non elit. Fusce sed justo eu urna
porta tincidunt. Mauris felis odio, sollicitudin sed, volutpat a, ornare ac,
erat. Morbi quis dolor. Donec pellentesque, erat ac sagittis semper, nunc dui
lobortis purus, quis congue purus metus ultricies tellus. Proin et quam. Class
aptent taciti sociosqu ad litora torquent per conubia nostra, per inceptos
hymenaeos. Praesent sapien turpis, fermentum vel, eleifend faucibus, vehicula eu,
lacus.
   </text:p>
      <text:section text:name="table">
        <!--l. 37
-->
        <text:p text:style-name="Text-body"/>
        <table:table table:style-name="tabular">
          <!--table:table-column-group ???="TBL-2-1g"
-->
          <table:table-column table:style-name="TBL-2-1"/>
          <table:table-column table:style-name="TBL-2-2"/>
          <!--/table:table-column-group
-->
          <table:table-row table:style-name="TBL-2-1-">
            <table:table-cell table:style-name="TBL-2-1-1">
              <text:p text:style-name="sty-11L">Name </text:p>
            </table:table-cell>
            <table:table-cell table:style-name="TBL-2-1-2">
              <text:p text:style-name="sty-11L">Description                                                            </text:p>
            </table:table-cell>
          </table:table-row>
          <table:table-row table:style-name="TBL-2-2-">
            <table:table-cell table:style-name="TBL-2-2-1">
              <text:p text:style-name="sty-11L">table   </text:p>
            </table:table-cell>
            <table:table-cell table:style-name="TBL-2-2-2">
              <text:p text:style-name="sty-11L">Creates a “float” for your table, positioned automatically</text:p>
            </table:table-cell>
          </table:table-row>
          <table:table-row table:style-name="TBL-2-3-">
            <table:table-cell table:style-name="TBL-2-3-1">
              <text:p text:style-name="sty-11L">tabular</text:p>
            </table:table-cell>
            <table:table-cell table:style-name="TBL-2-3-2">
              <text:p text:style-name="sty-11L">Align material vertically                                           </text:p>
            </table:table-cell>
          </table:table-row>
          <table:table-row table:style-name="TBL-2-4-">
            <table:table-cell table:style-name="TBL-2-4-1">
              <text:p text:style-name="sty-11L">quote  </text:p>
            </table:table-cell>
            <table:table-cell table:style-name="TBL-2-4-2">
              <text:p text:style-name="sty-11L">For a block quotation                                               </text:p>
            </table:table-cell>
          </table:table-row>
          <table:table-row table:style-name="TBL-2-5-">
            <table:table-cell table:style-name="TBL-2-5-1">
              <text:p text:style-name="sty-11L">verse   </text:p>
            </table:table-cell>
            <table:table-cell table:style-name="TBL-2-5-2">
              <text:p text:style-name="sty-11L">For poetry                                                             </text:p>
            </table:table-cell>
          </table:table-row>
        </table:table>
        <!--l. 48
-->
        <text:p text:style-name="Text-body"> 
<text:span text:style-name="caption"><text:span text:style-name="caption-title">Table<text:s/>1<text:reference-mark text:name="x1-30011"> </text:reference-mark>: </text:span>Environments</text:span>

   </text:p>
      </text:section>
      <!--end of subsection
-->
      <!--end of section
-->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11L" style:family="paragraph" style:parent-style-name="Standard">
      <style:paragraph-properties fo:padding-left="0.17cm" fo:padding-right="0.17cm" fo:wrap-option="no-wrap" fo:text-align="start"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demo.tex, options: xhtml,ooffice,html,refcaption 
(http://www.cse.ohio-state.edu/~gurari/TeX4ht/)  
</meta:initial-creator>
    <meta:generator>TeX4ht from demo.tex, options: xhtml,ooffice,html,refcaption 
(http://www.cse.ohio-state.edu/~gurari/TeX4ht/)  
</meta:generator>
  </office:meta>
</office:document-meta>
</file>